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names</text:p>
          </table:table-cell>
          <table:table-cell table:style-name="ce1" office:value-type="string" calcext:value-type="string">
            <text:p>New Model</text:p>
          </table:table-cell>
          <table:table-cell table:style-name="ce1" office:value-type="string" calcext:value-type="string">
            <text:p>W29 strain</text:p>
          </table:table-cell>
          <table:table-cell table:style-name="ce1" office:value-type="string" calcext:value-type="string">
            <text:p>Obese strain</text:p>
          </table:table-cell>
          <table:table-cell table:style-name="ce1" office:value-type="string" calcext:value-type="string">
            <text:p>OptKnock strain</text:p>
          </table:table-cell>
        </table:table-row>
        <table:table-row table:style-name="ro1">
          <table:table-cell office:value-type="string" calcext:value-type="string">
            <text:p>xAMINOACI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BIOMA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IPI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OOL_AC_EM</text:p>
          </table:table-cell>
          <table:table-cell office:value-type="float" office:value="-3.453516E-047" calcext:value-type="float">
            <text:p>-3.453516E-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OOL_FA_LP</text:p>
          </table:table-cell>
          <table:table-cell office:value-type="float" office:value="-5.504454E-032" calcext:value-type="float">
            <text:p>-5.504454E-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0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0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-1.611612" calcext:value-type="float">
            <text:p>-1.611612</text:p>
          </table:table-cell>
        </table:table-row>
        <table:table-row table:style-name="ro1">
          <table:table-cell office:value-type="string" calcext:value-type="string">
            <text:p>y3000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-1.611612" calcext:value-type="float">
            <text:p>-1.611612</text:p>
          </table:table-cell>
        </table:table-row>
        <table:table-row table:style-name="ro1">
          <table:table-cell office:value-type="string" calcext:value-type="string">
            <text:p>y300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75" calcext:value-type="float">
            <text:p>-1.75</text:p>
          </table:table-cell>
          <table:table-cell office:value-type="float" office:value="-1.611612" calcext:value-type="float">
            <text:p>-1.611612</text:p>
          </table:table-cell>
        </table:table-row>
        <table:table-row table:style-name="ro1">
          <table:table-cell office:value-type="string" calcext:value-type="string">
            <text:p>y300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611612" calcext:value-type="float">
            <text:p>-1.611612</text:p>
          </table:table-cell>
        </table:table-row>
        <table:table-row table:style-name="ro1">
          <table:table-cell office:value-type="string" calcext:value-type="string">
            <text:p>y300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611612" calcext:value-type="float">
            <text:p>-1.611612</text:p>
          </table:table-cell>
        </table:table-row>
        <table:table-row table:style-name="ro1">
          <table:table-cell office:value-type="string" calcext:value-type="string">
            <text:p>y300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75" calcext:value-type="float">
            <text:p>-1.75</text:p>
          </table:table-cell>
          <table:table-cell office:value-type="float" office:value="3.977832" calcext:value-type="float">
            <text:p>3.977832</text:p>
          </table:table-cell>
        </table:table-row>
        <table:table-row table:style-name="ro1">
          <table:table-cell office:value-type="string" calcext:value-type="string">
            <text:p>y3000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75" calcext:value-type="float">
            <text:p>-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75" calcext:value-type="float">
            <text:p>-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0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0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0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5.551115E-017" calcext:value-type="float">
            <text:p>-5.551115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977832" calcext:value-type="float">
            <text:p>-3.977832</text:p>
          </table:table-cell>
        </table:table-row>
        <table:table-row table:style-name="ro1">
          <table:table-cell office:value-type="string" calcext:value-type="string">
            <text:p>y300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01452" calcext:value-type="float">
            <text:p>0.201452</text:p>
          </table:table-cell>
        </table:table-row>
        <table:table-row table:style-name="ro1">
          <table:table-cell office:value-type="string" calcext:value-type="string">
            <text:p>y300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01452" calcext:value-type="float">
            <text:p>0.201452</text:p>
          </table:table-cell>
        </table:table-row>
        <table:table-row table:style-name="ro1">
          <table:table-cell office:value-type="string" calcext:value-type="string">
            <text:p>y300102</text:p>
          </table:table-cell>
          <table:table-cell office:value-type="float" office:value="-5.423915E-018" calcext:value-type="float">
            <text:p>-5.423915E-1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01452" calcext:value-type="float">
            <text:p>0.201452</text:p>
          </table:table-cell>
        </table:table-row>
        <table:table-row table:style-name="ro1">
          <table:table-cell office:value-type="string" calcext:value-type="string">
            <text:p>y3001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1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1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OOL_PC_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OOL_PC_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OOL_FA_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OOL_FA_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OOL_ECFA_L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OOL_OCFA_LP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9:06:10.137518291</meta:creation-date>
    <dc:date>2023-06-22T19:14:31.808202613</dc:date>
    <meta:editing-duration>PT8M21S</meta:editing-duration>
    <meta:editing-cycles>2</meta:editing-cycles>
    <meta:generator>LibreOffice/7.3.7.2$Linux_X86_64 LibreOffice_project/30$Build-2</meta:generator>
    <meta:document-statistic meta:table-count="1" meta:cell-count="165" meta:object-count="0"/>
  </office:meta>
</office:document-meta>
</file>